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ContextImpl.getReque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sourcePath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ContextImpl.getIni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HeaderValu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Ini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log( String messag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Applicat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ParameterValu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ContextImpl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encodeAction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rnalContextImpl.dispatch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rnalContextImpl.g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encodeNamespace(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PathInfo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ternalContextImpl.ExternalContextImpl( Context context , Request request , 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ContextImpl.getRequestHead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redirect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rnalContextImpl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sourceAsStream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getReques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ContextImpl.encodeResource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rnalContextImpl.getSess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